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none" draw:textarea-horizontal-align="justify" draw:textarea-vertical-align="middle" draw:auto-grow-height="false" fo:min-height="18.698cm" fo:min-width="27.148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333333" draw:marker-start-width="0.279cm" draw:marker-end-width="0.279cm" draw:fill="solid" draw:fill-color="#ffffff" fo:min-height="0.712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stroke="dash" draw:stroke-dash="Long_20_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53cm" svg:stroke-color="#158466" draw:marker-start-width="0.321cm" draw:marker-end-width="0.321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158466" draw:marker-start-width="0.321cm" draw:marker-end-width="0.321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053cm" svg:stroke-color="#158466" draw:marker-start-width="0.321cm" draw:marker-end-width="0.321cm" draw:fill="none" draw:fill-color="#ffffff" draw:textarea-horizontal-align="left" draw:auto-grow-height="true" draw:auto-grow-width="true" fo:min-height="0.949cm" fo:min-width="1.739cm"/>
      <style:paragraph-properties style:writing-mode="lr-tb"/>
    </style:style>
    <style:style style:name="gr7" style:family="graphic" style:parent-style-name="objectwithoutfill">
      <style:graphic-properties svg:stroke-color="#158466"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823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width="0cm" svg:stroke-color="#111111" draw:marker-end="Extrémités_20_de_20_flèche_20_1" draw:marker-end-width="0.3cm" svg:stroke-linecap="butt" draw:fill="none" draw:textarea-vertical-align="middle"/>
    </style:style>
    <style:style style:name="gr10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2.768cm"/>
      <style:paragraph-properties style:writing-mode="lr-tb"/>
    </style:style>
    <style:style style:name="gr11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75cm" fo:min-width="4.597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3.439cm"/>
      <style:paragraph-properties style:writing-mode="lr-tb"/>
    </style:style>
    <style:style style:name="gr13" style:family="graphic" style:parent-style-name="standard">
      <style:graphic-properties draw:stroke="none" draw:stroke-dash="Long_20_Dash_20__28_Rounded_29_" svg:stroke-width="0.053cm" svg:stroke-color="#333333" draw:marker-start-width="0.321cm" draw:marker-end-width="0.321cm" svg:stroke-linecap="round" draw:fill="none" draw:fill-color="#ffffff" draw:textarea-horizontal-align="left" draw:auto-grow-height="true" draw:auto-grow-width="true" fo:min-height="0.949cm" fo:min-width="2.11cm"/>
      <style:paragraph-properties style:writing-mode="lr-tb"/>
    </style:style>
    <style:style style:name="gr14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75cm" fo:min-width="2.797cm"/>
      <style:paragraph-properties style:writing-mode="lr-tb"/>
    </style:style>
    <style:style style:name="gr15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2.987cm"/>
      <style:paragraph-properties style:writing-mode="lr-tb"/>
    </style:style>
    <style:style style:name="gr16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75cm" fo:min-width="4.949cm"/>
      <style:paragraph-properties style:writing-mode="lr-tb"/>
    </style:style>
    <style:style style:name="gr17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12cm" fo:min-width="4.477cm"/>
      <style:paragraph-properties style:writing-mode="lr-tb"/>
    </style:style>
    <style:style style:name="gr18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3.833cm"/>
      <style:paragraph-properties style:writing-mode="lr-tb"/>
    </style:style>
    <style:style style:name="gr19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2.462cm"/>
      <style:paragraph-properties style:writing-mode="lr-tb"/>
    </style:style>
    <style:style style:name="gr20" style:family="graphic" style:parent-style-name="standard">
      <style:graphic-properties draw:stroke="none" svg:stroke-width="0.053cm" svg:stroke-color="#333333" draw:marker-start-width="0.321cm" draw:marker-end-width="0.321cm" draw:fill="none" draw:fill-color="#ffffff" draw:textarea-horizontal-align="left" draw:auto-grow-height="true" draw:auto-grow-width="true" fo:min-height="1.263cm" fo:min-width="2.597cm"/>
      <style:paragraph-properties style:writing-mode="lr-tb"/>
    </style:style>
    <style:style style:name="gr21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start="Extrémités_20_de_20_flèche_20_2" draw:marker-end="" draw:marker-end-width="0.3cm" draw:fill="none" draw:textarea-vertical-align="middle"/>
    </style:style>
    <style:style style:name="gr23" style:family="graphic" style:parent-style-name="objectwithoutfill">
      <style:graphic-properties draw:stroke="dash" draw:stroke-dash="Long_20_Dash" svg:stroke-color="#000000" svg:stroke-linecap="butt" draw:fill="none" draw:textarea-vertical-align="middle"/>
    </style:style>
    <style:style style:name="gr24" style:family="graphic" style:parent-style-name="standard">
      <style:graphic-properties draw:stroke="none" svg:stroke-width="0.053cm" svg:stroke-color="#333333" draw:marker-start-width="0.321cm" draw:marker-end-width="0.321cm" draw:fill="none" draw:fill-color="#ffffff" draw:textarea-horizontal-align="left" draw:auto-grow-height="true" draw:auto-grow-width="true" fo:min-height="1.657cm" fo:min-width="2.754cm"/>
      <style:paragraph-properties style:writing-mode="lr-tb"/>
    </style:style>
    <style:style style:name="gr25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75cm" fo:min-width="3.39cm"/>
      <style:paragraph-properties style:writing-mode="lr-tb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1.295cm" fo:min-width="1.001cm"/>
      <style:paragraph-properties style:writing-mode="lr-tb"/>
    </style:style>
    <style:style style:name="gr27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/>
    </style:style>
    <style:style style:name="gr28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5.45cm"/>
      <style:paragraph-properties style:writing-mode="lr-tb"/>
    </style:style>
    <style:style style:name="gr29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3.88cm"/>
      <style:paragraph-properties style:writing-mode="lr-tb"/>
    </style:style>
    <style:style style:name="gr30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4.722cm"/>
      <style:paragraph-properties style:writing-mode="lr-tb"/>
    </style:style>
    <style:style style:name="gr31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4.248cm"/>
      <style:paragraph-properties style:writing-mode="lr-tb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268cm" fo:min-width="2.436cm"/>
    </style:style>
    <style:style style:name="gr3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25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7cm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</style:style>
    <style:style style:name="gr37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12cm" fo:min-width="4.028cm"/>
      <style:paragraph-properties style:writing-mode="lr-tb"/>
    </style:style>
    <style:style style:name="gr38" style:family="graphic" style:parent-style-name="standard">
      <style:graphic-properties svg:stroke-color="#81d41a" draw:fill="none" draw:textarea-horizontal-align="justify" draw:textarea-vertical-align="middle" draw:auto-grow-height="false" fo:min-height="2.5cm" fo:min-width="20.5cm"/>
    </style:style>
    <style:style style:name="gr39" style:family="graphic" style:parent-style-name="standard">
      <style:graphic-properties svg:stroke-color="#81d41a" draw:fill="solid" draw:fill-color="#ffff6d" draw:textarea-horizontal-align="justify" draw:textarea-vertical-align="middle" draw:auto-grow-height="false" fo:min-height="0.059cm" fo:min-width="1.6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4.816cm"/>
      <style:paragraph-properties style:writing-mode="lr-tb"/>
    </style:style>
    <style:style style:name="gr41" style:family="graphic" style:parent-style-name="standard">
      <style:graphic-properties svg:stroke-width="0.053cm" svg:stroke-color="#800080" draw:marker-start-width="0.321cm" draw:marker-end-width="0.321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800080" draw:marker-start-width="0.321cm" draw:marker-end-width="0.321cm" draw:fill="none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width="0.053cm" svg:stroke-color="#158466" draw:marker-start-width="0.321cm" draw:marker-end-width="0.321cm" draw:fill="none" draw:fill-color="#ffffff" draw:textarea-horizontal-align="left" draw:auto-grow-height="true" draw:auto-grow-width="true" fo:min-height="0.949cm" fo:min-width="1.2cm"/>
      <style:paragraph-properties style:writing-mode="lr-tb"/>
    </style:style>
    <style:style style:name="gr44" style:family="graphic" style:parent-style-name="objectwithoutfill">
      <style:graphic-properties svg:stroke-color="#800080" draw:marker-end="Extrémités_20_de_20_flèche_20_1" draw:marker-end-width="0.3cm" draw:fill="none" draw:textarea-vertical-align="middle"/>
    </style:style>
    <style:style style:name="gr45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75cm" fo:min-width="7.034cm"/>
      <style:paragraph-properties style:writing-mode="lr-tb"/>
    </style:style>
    <style:style style:name="gr46" style:family="graphic" style:parent-style-name="standard">
      <style:graphic-properties draw:stroke="none" svg:stroke-width="0.053cm" svg:stroke-color="#800080" draw:fill="none" draw:fill-color="#ffffff" draw:textarea-horizontal-align="left" draw:auto-grow-height="true" draw:auto-grow-width="true" fo:min-height="0.488cm" fo:min-width="7.146cm"/>
      <style:paragraph-properties style:writing-mode="lr-tb"/>
    </style:style>
    <style:style style:name="gr47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55cm" fo:min-width="4.262cm"/>
      <style:paragraph-properties style:writing-mode="lr-tb"/>
    </style:style>
    <style:style style:name="gr48" style:family="graphic" style:parent-style-name="standard">
      <style:graphic-properties draw:stroke="none" svg:stroke-width="0.053cm" svg:stroke-color="#333333" draw:marker-start-width="0.321cm" draw:marker-end-width="0.321cm" draw:fill="none" draw:fill-color="#ffffff" draw:textarea-horizontal-align="left" draw:auto-grow-height="true" draw:auto-grow-width="true" fo:min-height="1.423cm" fo:min-width="1.899cm"/>
      <style:paragraph-properties style:writing-mode="lr-tb"/>
    </style:style>
    <style:style style:name="gr49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75cm" fo:min-width="4.599cm"/>
      <style:paragraph-properties style:writing-mode="lr-tb"/>
    </style:style>
    <style:style style:name="gr50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3.136cm"/>
      <style:paragraph-properties style:writing-mode="lr-tb"/>
    </style:style>
    <style:style style:name="gr51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88cm" fo:min-width="7.582cm"/>
      <style:paragraph-properties style:writing-mode="lr-tb"/>
    </style:style>
    <style:style style:name="gr52" style:family="graphic" style:parent-style-name="objectwithoutfill">
      <style:graphic-properties draw:stroke="dash" draw:stroke-dash="Long_20_Dash" svg:stroke-width="0cm" svg:stroke-color="#000000" draw:marker-end="Extrémités_20_de_20_flèche_20_1" draw:marker-end-width="0.3cm" svg:stroke-linecap="butt" draw:fill="none" draw:textarea-vertical-align="middle"/>
    </style:style>
    <style:style style:name="gr53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395cm" fo:min-width="3.715cm"/>
      <style:paragraph-properties style:writing-mode="lr-tb"/>
    </style:style>
    <style:style style:name="gr54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88cm" fo:min-width="7.581cm"/>
      <style:paragraph-properties style:writing-mode="lr-tb"/>
    </style:style>
    <style:style style:name="gr55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55cm" fo:min-width="3.358cm"/>
      <style:paragraph-properties style:writing-mode="lr-tb"/>
    </style:style>
    <style:style style:name="gr56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75cm" fo:min-width="6.352cm"/>
      <style:paragraph-properties style:writing-mode="lr-tb"/>
    </style:style>
    <style:style style:name="gr57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2.402cm"/>
      <style:paragraph-properties style:writing-mode="lr-tb"/>
    </style:style>
    <style:style style:name="gr58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395cm" fo:min-width="4.756cm"/>
      <style:paragraph-properties style:writing-mode="lr-tb"/>
    </style:style>
    <style:style style:name="gr59" style:family="graphic" style:parent-style-name="standard">
      <style:graphic-properties svg:stroke-color="#81d41a" draw:fill="none" draw:textarea-horizontal-align="justify" draw:textarea-vertical-align="middle" draw:auto-grow-height="false" fo:min-height="5.25cm" fo:min-width="19.75cm"/>
    </style:style>
    <style:style style:name="gr60" style:family="graphic" style:parent-style-name="standard">
      <style:graphic-properties svg:stroke-color="#81d41a" draw:fill="solid" draw:fill-color="#ffff6d" draw:textarea-horizontal-align="justify" draw:textarea-vertical-align="middle" draw:auto-grow-height="false" fo:min-height="0.192cm" fo:min-width="0.75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67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03cm"/>
      <style:paragraph-properties style:writing-mode="lr-tb"/>
    </style:style>
    <style:style style:name="gr63" style:family="graphic" style:parent-style-name="objectwithoutfill">
      <style:graphic-properties svg:stroke-color="#81d41a" draw:marker-end="Extrémités_20_de_20_flèche_20_3" draw:marker-end-width="0.3cm" draw:fill="none" draw:textarea-vertical-align="middle"/>
    </style:style>
    <style:style style:name="gr64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55cm" fo:min-width="3.655cm"/>
      <style:paragraph-properties style:writing-mode="lr-tb"/>
    </style:style>
    <style:style style:name="gr65" style:family="graphic" style:parent-style-name="standard">
      <style:graphic-properties svg:stroke-color="#81d41a" draw:fill="none" draw:textarea-horizontal-align="justify" draw:textarea-vertical-align="middle" draw:auto-grow-height="false" fo:min-height="2.1cm" fo:min-width="19.75cm"/>
    </style:style>
    <style:style style:name="gr66" style:family="graphic" style:parent-style-name="standard">
      <style:graphic-properties svg:stroke-color="#81d41a" draw:fill="solid" draw:fill-color="#ffff6d" draw:textarea-horizontal-align="justify" draw:textarea-vertical-align="middle" draw:auto-grow-height="false" fo:min-height="0.059cm" fo:min-width="1.52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4.683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69" style:family="graphic" style:parent-style-name="objectwithoutfill">
      <style:graphic-properties svg:stroke-color="#2a6099" draw:marker-end="Extrémités_20_de_20_flèche_20_1" draw:marker-end-width="0.3cm" draw:fill="none" draw:textarea-vertical-align="middle"/>
    </style:style>
    <style:style style:name="gr70" style:family="graphic" style:parent-style-name="standard">
      <style:graphic-properties svg:stroke-width="0.053cm" svg:stroke-color="#2a6099" draw:marker-start-width="0.321cm" draw:marker-end-width="0.321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1" style:family="graphic" style:parent-style-name="objectwithoutfill">
      <style:graphic-properties svg:stroke-width="0.053cm" svg:stroke-color="#2a6099" draw:marker-start-width="0.321cm" draw:marker-end-width="0.321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draw:fill="none" fo:min-height="0.412cm"/>
      <style:paragraph-properties style:writing-mode="lr-tb"/>
    </style:style>
    <style:style style:name="gr73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5.277cm"/>
      <style:paragraph-properties style:writing-mode="lr-tb"/>
    </style:style>
    <style:style style:name="gr74" style:family="graphic" style:parent-style-name="standard">
      <style:graphic-properties draw:stroke="none" svg:stroke-width="0.053cm" svg:stroke-color="#2a6099" draw:fill="none" draw:fill-color="#ffffff" draw:textarea-horizontal-align="left" draw:auto-grow-height="true" draw:auto-grow-width="true" fo:min-height="0.475cm" fo:min-width="4.382cm"/>
      <style:paragraph-properties style:writing-mode="lr-tb"/>
    </style:style>
    <style:style style:name="gr75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475cm" fo:min-width="3.355cm"/>
      <style:paragraph-properties style:writing-mode="lr-tb"/>
    </style:style>
    <style:style style:name="gr76" style:family="graphic" style:parent-style-name="standard">
      <style:graphic-properties draw:stroke="none" svg:stroke-width="0.053cm" svg:stroke-color="#333333" draw:marker-start-width="0.321cm" draw:marker-end-width="0.321cm" draw:fill="none" draw:fill-color="#ffffff" draw:textarea-horizontal-align="left" draw:auto-grow-height="true" draw:auto-grow-width="true" fo:min-height="0.949cm" fo:min-width="2.11cm"/>
      <style:paragraph-properties style:writing-mode="lr-tb"/>
    </style:style>
    <style:style style:name="gr77" style:family="graphic" style:parent-style-name="standard">
      <style:graphic-properties draw:stroke="none" svg:stroke-width="0.053cm" svg:stroke-color="#158466" draw:fill="none" draw:fill-color="#ffffff" draw:textarea-horizontal-align="left" draw:auto-grow-height="true" draw:auto-grow-width="true" fo:min-height="0.475cm" fo:min-width="2.81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3.46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3.074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7.266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72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5.104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4.749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4.749cm"/>
      <style:paragraph-properties style:writing-mode="lr-tb"/>
    </style:style>
    <style:style style:name="gr85" style:family="graphic" style:parent-style-name="standard">
      <style:graphic-properties draw:stroke="none" svg:stroke-width="0.053cm" svg:stroke-color="#333333" draw:marker-start-width="0.321cm" draw:marker-end-width="0.321cm" draw:fill="none" draw:fill-color="#ffffff" draw:textarea-horizontal-align="left" draw:auto-grow-height="true" draw:auto-grow-width="true" fo:min-height="1.263cm" fo:min-width="3.509cm"/>
      <style:paragraph-properties style:writing-mode="lr-tb"/>
    </style:style>
    <style:style style:name="gr86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781cm"/>
    </style:style>
    <style:style style:name="gr87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55cm" fo:min-width="3.543cm"/>
      <style:paragraph-properties style:writing-mode="lr-tb"/>
    </style:style>
    <style:style style:name="gr88" style:family="graphic" style:parent-style-name="standard">
      <style:graphic-properties draw:stroke="none" svg:stroke-width="0.053cm" svg:stroke-color="#000000" draw:fill="none" draw:fill-color="#ffffff" draw:textarea-horizontal-align="left" draw:auto-grow-height="true" draw:auto-grow-width="true" fo:min-height="0.55cm" fo:min-width="3.946cm"/>
      <style:paragraph-properties style:writing-mode="lr-tb"/>
    </style:style>
    <style:style style:name="gr89" style:family="graphic" style:parent-style-name="standard">
      <style:graphic-properties svg:stroke-color="#81d41a" draw:fill="none" draw:textarea-horizontal-align="justify" draw:textarea-vertical-align="middle" draw:auto-grow-height="false" fo:min-height="3.55cm" fo:min-width="13cm"/>
    </style:style>
    <style:style style:name="gr90" style:family="graphic" style:parent-style-name="standard">
      <style:graphic-properties svg:stroke-color="#81d41a" draw:fill="solid" draw:fill-color="#ffff6d" draw:textarea-horizontal-align="justify" draw:textarea-vertical-align="middle" draw:auto-grow-height="false" fo:min-height="0.055cm" fo:min-width="0.85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1cm" fo:min-width="2.804cm"/>
      <style:paragraph-properties style:writing-mode="lr-tb"/>
    </style:style>
    <style:style style:name="gr92" style:family="graphic" style:parent-style-name="standard">
      <style:graphic-properties svg:stroke-color="#81d41a" draw:fill="none" draw:textarea-horizontal-align="justify" draw:textarea-vertical-align="middle" draw:auto-grow-height="false" fo:min-height="2.85cm" fo:min-width="13cm"/>
    </style:style>
    <style:style style:name="gr93" style:family="graphic" style:parent-style-name="standard">
      <style:graphic-properties svg:stroke-color="#81d41a" draw:fill="solid" draw:fill-color="#ffff6d" draw:textarea-horizontal-align="justify" draw:textarea-vertical-align="middle" draw:auto-grow-height="false" fo:min-height="0.059cm" fo:min-width="0.85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08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none"/>
      <style:paragraph-properties fo:text-align="center"/>
      <style:text-properties fo:color="#158466" loext:opacity="100%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0.5pt"/>
    </style:style>
    <style:style style:name="P10" style:family="paragraph">
      <loext:graphic-properties draw:fill="none" draw:fill-color="#ffffff"/>
      <style:paragraph-properties style:writing-mode="lr-tb"/>
      <style:text-properties fo:color="#158466" loext:opacity="100%" fo:font-size="10.5pt"/>
    </style:style>
    <style:style style:name="P11" style:family="paragraph">
      <style:paragraph-properties fo:text-align="center"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solid" draw:fill-color="#ffff6d"/>
      <style:paragraph-properties fo:text-align="center" style:writing-mode="lr-tb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8pt" fo:font-style="italic" style:font-size-asian="10pt" style:font-size-complex="10pt"/>
    </style:style>
    <style:style style:name="P16" style:family="paragraph">
      <loext:graphic-properties draw:fill="none"/>
      <style:paragraph-properties fo:text-align="center"/>
      <style:text-properties fo:color="#800080" loext:opacity="100%"/>
    </style:style>
    <style:style style:name="P17" style:family="paragraph">
      <loext:graphic-properties draw:fill="none" draw:fill-color="#ffffff"/>
      <style:paragraph-properties style:writing-mode="lr-tb"/>
      <style:text-properties fo:color="#800080" loext:opacity="100%" fo:font-size="10.5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P21" style:family="paragraph">
      <loext:graphic-properties draw:fill="none"/>
      <style:paragraph-properties style:writing-mode="lr-tb"/>
      <style:text-properties fo:color="#2a6099" loext:opacity="100%"/>
    </style:style>
    <style:style style:name="P22" style:family="paragraph">
      <loext:graphic-properties draw:fill="none"/>
      <style:paragraph-properties fo:text-align="center"/>
      <style:text-properties fo:color="#2a6099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2a6099" loext:opacity="100%" fo:font-size="10.5pt"/>
    </style:style>
    <style:style style:name="P2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color="#158466" loext:opacity="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fo:color="#158466" loext:opacity="100%" fo:font-size="10.5pt"/>
    </style:style>
    <style:style style:name="T5" style:family="text">
      <style:text-properties fo:font-size="10.5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8pt" fo:font-style="italic" style:font-size-asian="10pt" style:font-size-complex="10pt"/>
    </style:style>
    <style:style style:name="T9" style:family="text">
      <style:text-properties fo:font-size="12pt" style:text-underline-style="none" fo:font-weight="bold" style:font-weight-asian="bold" style:font-weight-complex="bold"/>
    </style:style>
    <style:style style:name="T10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0080" loext:opacity="100%" fo:font-size="10.5pt"/>
    </style:style>
    <style:style style:name="T12" style:family="text">
      <style:text-properties fo:font-size="12pt" style:text-underline-style="solid" style:text-underline-width="auto" style:text-underline-color="font-color"/>
    </style:style>
    <style:style style:name="T13" style:family="text">
      <style:text-properties fo:font-size="10pt"/>
    </style:style>
    <style:style style:name="T14" style:family="text">
      <style:text-properties fo:font-size="10pt" fo:font-style="italic" style:font-size-asian="10pt" style:font-size-complex="10pt"/>
    </style:style>
    <style:style style:name="T15" style:family="text">
      <style:text-properties fo:color="#2a6099" loext:opacity="100%" fo:font-size="10.5pt"/>
    </style:style>
    <style:style style:name="T1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8.75cm" svg:height="1.014cm" svg:x="5.475cm" svg:y="0.538cm">
            <draw:text-box>
              <text:p text:style-name="P2">Diagrammes de séquence : <text:span text:style-name="T1">Création d’une commande</text:span></text:p>
            </draw:text-box>
          </draw:frame>
        </draw:g>
        <draw:line draw:style-name="gr3" draw:text-style-name="P1" draw:layer="layout" svg:x1="5.15cm" svg:y1="4.1cm" svg:x2="5cm" svg:y2="19.5cm">
          <text:p/>
        </draw:line>
        <draw:line draw:style-name="gr3" draw:text-style-name="P1" draw:layer="layout" svg:x1="15.082cm" svg:y1="4.2cm" svg:x2="15.082cm" svg:y2="19.25cm">
          <text:p/>
        </draw:line>
        <draw:g>
          <draw:custom-shape draw:style-name="gr4" draw:text-style-name="P4" draw:layer="layout" svg:width="0.39cm" svg:height="0.337cm" svg:x="4.904cm" svg:y="1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5.107cm" svg:y1="2.159cm" svg:x2="5.107cm" svg:y2="2.698cm">
            <text:p/>
          </draw:line>
          <draw:g>
            <draw:line draw:style-name="gr5" draw:text-style-name="P4" draw:layer="layout" svg:x1="4.796cm" svg:y1="3.171cm" svg:x2="5.107cm" svg:y2="2.699cm">
              <text:p/>
            </draw:line>
            <draw:line draw:style-name="gr5" draw:text-style-name="P4" draw:layer="layout" svg:x1="5.418cm" svg:y1="3.171cm" svg:x2="5.107cm" svg:y2="2.699cm">
              <text:p/>
            </draw:line>
          </draw:g>
          <draw:line draw:style-name="gr5" draw:text-style-name="P4" draw:layer="layout" svg:x1="4.75cm" svg:y1="2.429cm" svg:x2="5.45cm" svg:y2="2.429cm">
            <text:p/>
          </draw:line>
        </draw:g>
        <draw:frame draw:style-name="gr6" draw:text-style-name="P6" draw:layer="layout" svg:width="2.239cm" svg:height="1.199cm" svg:x="4.261cm" svg:y="3.251cm">
          <draw:text-box>
            <text:p text:style-name="P5"><text:span text:style-name="T2">Client</text:span></text:p>
            <text:p text:style-name="P5"><text:span text:style-name="T3"/></text:p>
          </draw:text-box>
        </draw:frame>
        <draw:line draw:style-name="gr7" draw:text-style-name="P7" draw:layer="layout" svg:x1="5.05cm" svg:y1="5.2cm" svg:x2="15.05cm" svg:y2="5.2cm">
          <text:p/>
        </draw:line>
        <draw:frame draw:style-name="gr8" draw:text-style-name="P8" draw:layer="layout" svg:width="5.237cm" svg:height="1.073cm" svg:x="5.513cm" svg:y="4.45cm">
          <draw:text-box>
            <text:p><text:span text:style-name="T4">DemandeAfficherProduits</text:span></text:p>
          </draw:text-box>
        </draw:frame>
        <draw:line draw:style-name="gr9" draw:text-style-name="P1" draw:layer="layout" svg:x1="15.006cm" svg:y1="5.8cm" svg:x2="5.05cm" svg:y2="5.8cm">
          <text:p/>
        </draw:line>
        <draw:frame draw:style-name="gr10" draw:text-style-name="P9" draw:layer="layout" svg:width="3.268cm" svg:height="0.725cm" svg:x="11.8cm" svg:y="5.2cm">
          <draw:text-box>
            <text:p><text:span text:style-name="T5">«AffichageListe»</text:span></text:p>
          </draw:text-box>
        </draw:frame>
        <draw:g>
          <draw:line draw:style-name="gr7" draw:text-style-name="P7" draw:layer="layout" svg:x1="5.05cm" svg:y1="7.175cm" svg:x2="15.05cm" svg:y2="7.175cm">
            <text:p/>
          </draw:line>
          <draw:frame draw:style-name="gr11" draw:text-style-name="P10" draw:layer="layout" svg:width="5.097cm" svg:height="0.725cm" svg:x="5.345cm" svg:y="6.425cm">
            <draw:text-box>
              <text:p><text:span text:style-name="T4">SelectionnerProduits</text:span></text:p>
            </draw:text-box>
          </draw:frame>
        </draw:g>
        <draw:line draw:style-name="gr9" draw:text-style-name="P1" draw:layer="layout" svg:x1="15.007cm" svg:y1="7.913cm" svg:x2="5.051cm" svg:y2="7.913cm">
          <text:p/>
        </draw:line>
        <draw:frame draw:style-name="gr12" draw:text-style-name="P9" draw:layer="layout" svg:width="3.939cm" svg:height="0.725cm" svg:x="11.116cm" svg:y="7.313cm">
          <draw:text-box>
            <text:p><text:span text:style-name="T5">«AffichageSélection»</text:span></text:p>
          </draw:text-box>
        </draw:frame>
        <draw:frame draw:style-name="gr13" draw:text-style-name="P6" draw:layer="layout" svg:width="2.61cm" svg:height="1.199cm" svg:x="14cm" svg:y="3.45cm">
          <draw:text-box>
            <text:p text:style-name="P5"><text:span text:style-name="T2">Système</text:span></text:p>
            <text:p text:style-name="P5"><text:span text:style-name="T3"/></text:p>
          </draw:text-box>
        </draw:frame>
        <draw:line draw:style-name="gr7" draw:text-style-name="P7" draw:layer="layout" svg:x1="5.05cm" svg:y1="9.35cm" svg:x2="15.05cm" svg:y2="9.35cm">
          <text:p/>
        </draw:line>
        <draw:frame draw:style-name="gr14" draw:text-style-name="P10" draw:layer="layout" svg:width="3.297cm" svg:height="0.725cm" svg:x="5.513cm" svg:y="8.6cm">
          <draw:text-box>
            <text:p><text:span text:style-name="T4">AjouterPanier</text:span></text:p>
          </draw:text-box>
        </draw:frame>
        <draw:frame draw:style-name="gr15" draw:text-style-name="P9" draw:layer="layout" svg:width="3.487cm" svg:height="0.725cm" svg:x="11.574cm" svg:y="9.414cm">
          <draw:text-box>
            <text:p><text:span text:style-name="T5">«affichagePanier»</text:span></text:p>
          </draw:text-box>
        </draw:frame>
        <draw:g>
          <draw:line draw:style-name="gr7" draw:text-style-name="P7" draw:layer="layout" svg:x1="5.05cm" svg:y1="10.85cm" svg:x2="15.006cm" svg:y2="10.85cm">
            <text:p/>
          </draw:line>
          <draw:frame draw:style-name="gr16" draw:text-style-name="P10" draw:layer="layout" svg:width="5.449cm" svg:height="0.725cm" svg:x="5.343cm" svg:y="10.1cm">
            <draw:text-box>
              <text:p><text:span text:style-name="T4">Commander(produit, adresse)</text:span></text:p>
            </draw:text-box>
          </draw:frame>
        </draw:g>
        <draw:line draw:style-name="gr9" draw:text-style-name="P1" draw:layer="layout" svg:x1="14.899cm" svg:y1="18.2cm" svg:x2="5.05cm" svg:y2="18.226cm">
          <text:p/>
        </draw:line>
        <draw:frame draw:style-name="gr17" draw:text-style-name="P9" draw:layer="layout" svg:width="4.977cm" svg:height="0.662cm" svg:x="10.1cm" svg:y="17.538cm">
          <draw:text-box>
            <text:p><text:span text:style-name="T5">« ConfirmationCommande»</text:span></text:p>
          </draw:text-box>
        </draw:frame>
        <draw:line draw:style-name="gr9" draw:text-style-name="P1" draw:layer="layout" svg:x1="15.007cm" svg:y1="10.026cm" svg:x2="5.051cm" svg:y2="10.026cm">
          <text:p/>
        </draw:line>
        <draw:line draw:style-name="gr9" draw:text-style-name="P1" draw:layer="layout" svg:x1="14.9cm" svg:y1="14.2cm" svg:x2="5.05cm" svg:y2="14.2cm">
          <text:p/>
        </draw:line>
        <draw:frame draw:style-name="gr18" draw:text-style-name="P9" draw:layer="layout" svg:width="4.333cm" svg:height="0.725cm" svg:x="10.8cm" svg:y="13.6cm">
          <draw:text-box>
            <text:p><text:span text:style-name="T5">«ConfirmationAdresse»</text:span></text:p>
          </draw:text-box>
        </draw:frame>
        <draw:line draw:style-name="gr9" draw:text-style-name="P1" draw:layer="layout" svg:x1="15.007cm" svg:y1="12.426cm" svg:x2="5.051cm" svg:y2="12.426cm">
          <text:p/>
        </draw:line>
        <draw:frame draw:style-name="gr19" draw:text-style-name="P9" draw:layer="layout" svg:width="2.962cm" svg:height="0.725cm" svg:x="12.05cm" svg:y="11.826cm">
          <draw:text-box>
            <text:p><text:span text:style-name="T5">«Identification»</text:span></text:p>
          </draw:text-box>
        </draw:frame>
        <draw:frame draw:style-name="gr20" draw:text-style-name="P6" draw:layer="layout" svg:width="3.097cm" svg:height="1.513cm" svg:x="24.191cm" svg:y="3.224cm">
          <draw:text-box>
            <text:p text:style-name="P5"><text:span text:style-name="T6">« system »</text:span></text:p>
            <text:p text:style-name="P5"><text:span text:style-name="T6">banque</text:span></text:p>
            <text:p text:style-name="P5"><text:span text:style-name="T3"/></text:p>
          </draw:text-box>
        </draw:frame>
        <draw:line draw:style-name="gr21" draw:text-style-name="P7" draw:layer="layout" svg:x1="15.05cm" svg:y1="16cm" svg:x2="25.55cm" svg:y2="16cm">
          <text:p/>
        </draw:line>
        <draw:line draw:style-name="gr22" draw:text-style-name="P7" draw:layer="layout" svg:x1="15.05cm" svg:y1="16.8cm" svg:x2="25.55cm" svg:y2="16.8cm">
          <text:p/>
        </draw:line>
        <draw:line draw:style-name="gr23" draw:text-style-name="P1" draw:layer="layout" svg:x1="25.49cm" svg:y1="4.2cm" svg:x2="25.49cm" svg:y2="18.45cm">
          <text:p/>
        </draw:line>
        <draw:frame draw:style-name="gr24" draw:text-style-name="P6" draw:layer="layout" svg:width="3.254cm" svg:height="1.907cm" svg:x="20.3cm" svg:y="3.225cm">
          <draw:text-box>
            <text:p text:style-name="P5"><text:span text:style-name="T6">« system »</text:span></text:p>
            <text:p text:style-name="P5"><text:span text:style-name="T6">géolocalisation</text:span></text:p>
            <text:p text:style-name="P5"><text:span text:style-name="T3"/></text:p>
          </draw:text-box>
        </draw:frame>
        <draw:g>
          <draw:line draw:style-name="gr7" draw:text-style-name="P7" draw:layer="layout" svg:x1="5.05cm" svg:y1="13.4cm" svg:x2="15.006cm" svg:y2="13.4cm">
            <text:p/>
          </draw:line>
          <draw:frame draw:style-name="gr25" draw:text-style-name="P10" draw:layer="layout" svg:width="3.89cm" svg:height="0.725cm" svg:x="5.343cm" svg:y="12.65cm">
            <draw:text-box>
              <text:p><text:span text:style-name="T4">ValiderAdresse</text:span></text:p>
            </draw:text-box>
          </draw:frame>
        </draw:g>
        <draw:g>
          <draw:line draw:style-name="gr7" draw:text-style-name="P7" draw:layer="layout" svg:x1="5.05cm" svg:y1="15.175cm" svg:x2="15.006cm" svg:y2="15.175cm">
            <text:p/>
          </draw:line>
          <draw:frame draw:style-name="gr25" draw:text-style-name="P10" draw:layer="layout" svg:width="3.89cm" svg:height="0.725cm" svg:x="5.343cm" svg:y="14.625cm">
            <draw:text-box>
              <text:p><text:span text:style-name="T4">ReglerCommande</text:span></text:p>
            </draw:text-box>
          </draw:frame>
          <draw:custom-shape draw:style-name="gr26" draw:text-style-name="P12" xml:id="id1" draw:id="id1" draw:layer="layout" svg:width="1.5cm" svg:height="1.75cm" svg:x="1.5cm" svg:y="16.75cm">
            <text:p text:style-name="P11"><text:span text:style-name="T7">Livreur</text:span></text:p>
            <text:p text:style-name="P11"><text:span text:style-name="T7">+</text:span></text:p>
            <text:p text:style-name="P11"><text:span text:style-name="T7">Temps</text:span></text:p>
            <text:p text:style-name="P11"><text:span text:style-name="T7">Avant livrais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27" draw:text-style-name="P1" draw:layer="layout" draw:type="line" svg:x1="3cm" svg:y1="17.625cm" svg:x2="5.017cm" svg:y2="18.946cm" draw:start-shape="id1" draw:start-glue-point="7" svg:d="M3000 17625l2017 1321" svg:viewBox="0 0 2018 1322">
            <text:p/>
          </draw:connector>
        </draw:g>
        <draw:line draw:style-name="gr21" draw:text-style-name="P7" draw:layer="layout" svg:x1="15.05cm" svg:y1="13.45cm" svg:x2="22.05cm" svg:y2="13.45cm">
          <text:p/>
        </draw:line>
        <draw:frame draw:style-name="gr28" draw:text-style-name="P9" draw:layer="layout" svg:width="5.95cm" svg:height="0.725cm" svg:x="15.5cm" svg:y="12.725cm">
          <draw:text-box>
            <text:p><text:span text:style-name="T5">«RechercheAdresse»</text:span></text:p>
          </draw:text-box>
        </draw:frame>
        <draw:line draw:style-name="gr22" draw:text-style-name="P7" draw:layer="layout" svg:x1="15.05cm" svg:y1="14.2cm" svg:x2="21.935cm" svg:y2="14.2cm">
          <text:p/>
        </draw:line>
        <draw:frame draw:style-name="gr29" draw:text-style-name="P9" draw:layer="layout" svg:width="4.38cm" svg:height="0.725cm" svg:x="15.305cm" svg:y="13.526cm">
          <draw:text-box>
            <text:p><text:span text:style-name="T5">«AdresseGeolocalisee»</text:span></text:p>
          </draw:text-box>
        </draw:frame>
        <draw:frame draw:style-name="gr30" draw:text-style-name="P9" draw:layer="layout" svg:width="5.222cm" svg:height="0.725cm" svg:x="15.5cm" svg:y="15.326cm">
          <draw:text-box>
            <text:p><text:span text:style-name="T5">«TransactionDébitrice»</text:span></text:p>
          </draw:text-box>
        </draw:frame>
        <draw:frame draw:style-name="gr31" draw:text-style-name="P9" draw:layer="layout" svg:width="4.748cm" svg:height="0.725cm" svg:x="15.305cm" svg:y="16.227cm">
          <draw:text-box>
            <text:p><text:span text:style-name="T5">«ValidationTransaction»</text:span></text:p>
          </draw:text-box>
        </draw:frame>
        <draw:frame draw:style-name="gr29" draw:text-style-name="P9" draw:layer="layout" svg:width="4.38cm" svg:height="0.725cm" svg:x="15.001cm" svg:y="17.028cm">
          <draw:text-box>
            <text:p><text:span text:style-name="T5">«ValidationCommande»</text:span></text:p>
          </draw:text-box>
        </draw:frame>
        <draw:g>
          <draw:custom-shape draw:style-name="gr32" draw:text-style-name="P1" draw:layer="layout" svg:width="2.936cm" svg:height="0.518cm" svg:x="15.107cm" svg:y="17.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3" draw:layer="layout" svg:width="0.262cm" svg:height="0.342cm" draw:transform="rotate (1.54793251359377) translate (15.107cm 18.342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23" draw:text-style-name="P1" draw:layer="layout" svg:x1="21.99cm" svg:y1="4.2cm" svg:x2="22cm" svg:y2="14.45cm">
          <text:p/>
        </draw:line>
        <draw:custom-shape draw:style-name="gr34" draw:text-style-name="P1" draw:layer="layout" svg:width="2.75cm" svg:height="1cm" svg:x="13.8cm" svg:y="3.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2cm" svg:height="1cm" svg:x="24.3cm" svg:y="3.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cm" svg:height="1cm" svg:x="20.3cm" svg:y="3.25cm">
          <text:p/>
          <draw:enhanced-geometry svg:viewBox="0 0 21600 21600" draw:type="rectangle" draw:enhanced-path="M 0 0 L 21600 0 21600 21600 0 21600 0 0 Z N"/>
        </draw:custom-shape>
        <draw:frame draw:style-name="gr37" draw:text-style-name="P9" draw:layer="layout" svg:width="4.528cm" svg:height="0.662cm" svg:x="10.101cm" svg:y="18.238cm">
          <draw:text-box>
            <text:p><text:span text:style-name="T5">« AffichageInformations»</text:span></text:p>
          </draw:text-box>
        </draw:frame>
        <draw:line draw:style-name="gr9" draw:text-style-name="P1" draw:layer="layout" svg:x1="14.9cm" svg:y1="18.913cm" svg:x2="5.051cm" svg:y2="18.939cm">
          <text:p/>
        </draw:line>
        <draw:g>
          <draw:custom-shape draw:style-name="gr38" draw:text-style-name="P1" draw:layer="layout" svg:width="21cm" svg:height="2.75cm" svg:x="1.25cm" svg:y="11.7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2.1cm" svg:height="0.35cm" svg:x="1.25cm" svg:y="11.7cm">
            <text:p text:style-name="P11"><text:span text:style-name="T7">LOOP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40" draw:text-style-name="P15" draw:layer="layout" svg:width="4.25cm" svg:height="1.523cm" svg:x="1.25cm" svg:y="12.218cm">
          <draw:text-box>
            <text:p text:style-name="P2"><text:span text:style-name="T8">Tant que l’adresse n’est</text:span></text:p>
            <text:p text:style-name="P2"><text:span text:style-name="T8"><text:s/></text:span><text:span text:style-name="T8">pas Confirmée, le</text:span></text:p>
            <text:p text:style-name="P2"><text:span text:style-name="T8">client doit saisir</text:span></text:p>
            <text:p text:style-name="P2"><text:span text:style-name="T8"><text:s/></text:span><text:span text:style-name="T8">une adresse reconnue</text:span></text:p>
          </draw:text-box>
        </draw:frame>
        <draw:line draw:style-name="gr21" draw:text-style-name="P7" draw:layer="layout" svg:x1="15.05cm" svg:y1="15.15cm" svg:x2="25.55cm" svg:y2="15.15cm">
          <text:p/>
        </draw:line>
        <draw:frame draw:style-name="gr30" draw:text-style-name="P9" draw:layer="layout" svg:width="5.222cm" svg:height="0.725cm" svg:x="15.5cm" svg:y="14.476cm">
          <draw:text-box>
            <text:p><text:span text:style-name="T5">«ConnexionSystem»</text:span></text:p>
          </draw:text-box>
        </draw:frame>
        <draw:g>
          <draw:line draw:style-name="gr7" draw:text-style-name="P7" draw:layer="layout" svg:x1="5.05cm" svg:y1="11.625cm" svg:x2="15.006cm" svg:y2="11.625cm">
            <text:p/>
          </draw:line>
          <draw:frame draw:style-name="gr16" draw:text-style-name="P10" draw:layer="layout" svg:width="5.449cm" svg:height="0.725cm" svg:x="5.343cm" svg:y="10.875cm">
            <draw:text-box>
              <text:p><text:span text:style-name="T4">V(produit, adresse)</text:span></text:p>
            </draw:text-box>
          </draw:frame>
        </draw:g>
      </draw:page>
      <draw:page draw:name="page2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8.75cm" svg:height="1.014cm" svg:x="5.475cm" svg:y="0.538cm">
            <draw:text-box>
              <text:p text:style-name="P2">Diagrammes de séquence : <text:span text:style-name="T1">Ajout d’un plat du jour</text:span></text:p>
            </draw:text-box>
          </draw:frame>
        </draw:g>
        <draw:line draw:style-name="gr23" draw:text-style-name="P1" draw:layer="layout" svg:x1="8.851cm" svg:y1="4.5cm" svg:x2="8.85cm" svg:y2="18.65cm">
          <text:p/>
        </draw:line>
        <draw:line draw:style-name="gr23" draw:text-style-name="P1" draw:layer="layout" svg:x1="23.851cm" svg:y1="4.5cm" svg:x2="23.9cm" svg:y2="18.65cm">
          <text:p/>
        </draw:line>
        <draw:g>
          <draw:g>
            <draw:custom-shape draw:style-name="gr41" draw:text-style-name="P4" draw:layer="layout" svg:width="0.39cm" svg:height="0.337cm" svg:x="8.665cm" svg:y="2.4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2" draw:text-style-name="P4" draw:layer="layout" svg:x1="8.868cm" svg:y1="2.746cm" svg:x2="8.868cm" svg:y2="3.285cm">
              <text:p/>
            </draw:line>
            <draw:g>
              <draw:line draw:style-name="gr42" draw:text-style-name="P4" draw:layer="layout" svg:x1="8.557cm" svg:y1="3.758cm" svg:x2="8.868cm" svg:y2="3.286cm">
                <text:p/>
              </draw:line>
              <draw:line draw:style-name="gr42" draw:text-style-name="P4" draw:layer="layout" svg:x1="9.179cm" svg:y1="3.758cm" svg:x2="8.868cm" svg:y2="3.286cm">
                <text:p/>
              </draw:line>
            </draw:g>
            <draw:line draw:style-name="gr42" draw:text-style-name="P4" draw:layer="layout" svg:x1="8.511cm" svg:y1="3.016cm" svg:x2="9.211cm" svg:y2="3.016cm">
              <text:p/>
            </draw:line>
          </draw:g>
          <draw:frame draw:style-name="gr43" draw:text-style-name="P6" draw:layer="layout" svg:width="1.7cm" svg:height="1.199cm" svg:x="8.022cm" svg:y="3.838cm">
            <draw:text-box>
              <text:p text:style-name="P5"><text:span text:style-name="T9">Chef</text:span></text:p>
              <text:p text:style-name="P5"><text:span text:style-name="T3"/></text:p>
            </draw:text-box>
          </draw:frame>
        </draw:g>
        <draw:line draw:style-name="gr44" draw:text-style-name="P16" draw:layer="layout" svg:x1="8.85cm" svg:y1="5.287cm" svg:x2="23.85cm" svg:y2="5.287cm">
          <text:p/>
        </draw:line>
        <draw:frame draw:style-name="gr45" draw:text-style-name="P17" draw:layer="layout" svg:width="7.534cm" svg:height="0.725cm" svg:x="9.251cm" svg:y="4.537cm">
          <draw:text-box>
            <text:p><text:span text:style-name="T10">Connecter(identifiants)</text:span></text:p>
          </draw:text-box>
        </draw:frame>
        <draw:g>
          <draw:line draw:style-name="gr44" draw:text-style-name="P16" draw:layer="layout" svg:x1="8.85cm" svg:y1="8.068cm" svg:x2="23.85cm" svg:y2="8.068cm">
            <text:p/>
          </draw:line>
          <draw:frame draw:style-name="gr46" draw:text-style-name="P17" draw:layer="layout" svg:width="7.646cm" svg:height="0.738cm" svg:x="9.291cm" svg:y="7.305cm">
            <draw:text-box>
              <text:p><text:span text:style-name="T11">Sélectionner(produits)</text:span></text:p>
            </draw:text-box>
          </draw:frame>
        </draw:g>
        <draw:line draw:style-name="gr9" draw:text-style-name="P1" draw:layer="layout" svg:x1="23.85cm" svg:y1="9cm" svg:x2="8.85cm" svg:y2="9cm">
          <text:p/>
        </draw:line>
        <draw:frame draw:style-name="gr47" draw:text-style-name="P9" draw:layer="layout" svg:width="4.762cm" svg:height="0.8cm" svg:x="18.85cm" svg:y="8.4cm">
          <draw:text-box>
            <text:p><text:span text:style-name="T5">« AffichageFicheProduit »</text:span></text:p>
          </draw:text-box>
        </draw:frame>
        <draw:frame draw:style-name="gr48" draw:text-style-name="P18" draw:layer="layout" svg:width="2.399cm" svg:height="1.673cm" svg:x="22.851cm" svg:y="3.738cm">
          <draw:text-box>
            <text:p text:style-name="P5"><text:span text:style-name="T9">Système</text:span></text:p>
            <text:p text:style-name="P5"><text:span text:style-name="T12"/></text:p>
          </draw:text-box>
        </draw:frame>
        <draw:line draw:style-name="gr44" draw:text-style-name="P16" draw:layer="layout" svg:x1="8.85cm" svg:y1="9.837cm" svg:x2="23.85cm" svg:y2="9.837cm">
          <text:p/>
        </draw:line>
        <draw:frame draw:style-name="gr49" draw:text-style-name="P17" draw:layer="layout" svg:width="5.099cm" svg:height="0.725cm" svg:x="9.251cm" svg:y="9.187cm">
          <draw:text-box>
            <text:p><text:span text:style-name="T11">AjouterListe</text:span></text:p>
          </draw:text-box>
        </draw:frame>
        <draw:g>
          <draw:line draw:style-name="gr9" draw:text-style-name="P1" draw:layer="layout" svg:x1="23.847cm" svg:y1="10.701cm" svg:x2="8.85cm" svg:y2="10.7cm">
            <text:p/>
          </draw:line>
          <draw:frame draw:style-name="gr50" draw:text-style-name="P9" draw:layer="layout" svg:width="3.636cm" svg:height="0.725cm" svg:x="20.1cm" svg:y="10.001cm">
            <draw:text-box>
              <text:p><text:span text:style-name="T5">«AffichageListes»</text:span></text:p>
            </draw:text-box>
          </draw:frame>
        </draw:g>
        <draw:g>
          <draw:line draw:style-name="gr44" draw:text-style-name="P16" draw:layer="layout" svg:x1="8.85cm" svg:y1="14.043cm" svg:x2="23.85cm" svg:y2="14.043cm">
            <text:p/>
          </draw:line>
          <draw:frame draw:style-name="gr51" draw:text-style-name="P17" draw:layer="layout" svg:width="8.082cm" svg:height="0.738cm" svg:x="9.291cm" svg:y="13.28cm">
            <draw:text-box>
              <text:p><text:span text:style-name="T11">CreerFicheProduit</text:span></text:p>
            </draw:text-box>
          </draw:frame>
        </draw:g>
        <draw:line draw:style-name="gr9" draw:text-style-name="P1" draw:layer="layout" svg:x1="23.85cm" svg:y1="14.9cm" svg:x2="8.85cm" svg:y2="14.914cm">
          <text:p/>
        </draw:line>
        <draw:line draw:style-name="gr52" draw:text-style-name="P1" draw:layer="layout" svg:x1="23.85cm" svg:y1="6.85cm" svg:x2="8.85cm" svg:y2="6.85cm">
          <text:p/>
        </draw:line>
        <draw:frame draw:style-name="gr53" draw:text-style-name="P19" draw:layer="layout" svg:width="4.215cm" svg:height="0.645cm" svg:x="19.6cm" svg:y="14.202cm">
          <draw:text-box>
            <text:p text:style-name="P2"><text:span text:style-name="T13">«AffichageFicheVierge»</text:span></text:p>
          </draw:text-box>
        </draw:frame>
        <draw:g>
          <draw:line draw:style-name="gr44" draw:text-style-name="P16" draw:layer="layout" svg:x1="8.85cm" svg:y1="15.818cm" svg:x2="23.85cm" svg:y2="15.818cm">
            <text:p/>
          </draw:line>
          <draw:frame draw:style-name="gr54" draw:text-style-name="P17" draw:layer="layout" svg:width="8.081cm" svg:height="0.738cm" svg:x="9.291cm" svg:y="15.055cm">
            <draw:text-box>
              <text:p><text:span text:style-name="T11">SaisieDonnees</text:span></text:p>
            </draw:text-box>
          </draw:frame>
        </draw:g>
        <draw:line draw:style-name="gr9" draw:text-style-name="P1" draw:layer="layout" svg:x1="23.85cm" svg:y1="17.807cm" svg:x2="8.85cm" svg:y2="17.821cm">
          <text:p/>
        </draw:line>
        <draw:frame draw:style-name="gr55" draw:text-style-name="P9" draw:layer="layout" svg:width="3.858cm" svg:height="0.8cm" svg:x="19.75cm" svg:y="6.2cm">
          <draw:text-box>
            <text:p><text:span text:style-name="T5">«AffichageProduits»</text:span></text:p>
          </draw:text-box>
        </draw:frame>
        <draw:line draw:style-name="gr44" draw:text-style-name="P16" draw:layer="layout" svg:x1="8.85cm" svg:y1="11.375cm" svg:x2="23.85cm" svg:y2="11.375cm">
          <text:p/>
        </draw:line>
        <draw:frame draw:style-name="gr56" draw:text-style-name="P17" draw:layer="layout" svg:width="6.852cm" svg:height="0.725cm" svg:x="9.251cm" svg:y="10.725cm">
          <draw:text-box>
            <text:p><text:span text:style-name="T11">SélectionnerListe </text:span></text:p>
          </draw:text-box>
        </draw:frame>
        <draw:g>
          <draw:line draw:style-name="gr9" draw:text-style-name="P1" draw:layer="layout" svg:x1="23.848cm" svg:y1="12.164cm" svg:x2="8.85cm" svg:y2="12.163cm">
            <text:p/>
          </draw:line>
          <draw:frame draw:style-name="gr57" draw:text-style-name="P9" draw:layer="layout" svg:width="2.902cm" svg:height="0.725cm" svg:x="20.75cm" svg:y="11.464cm">
            <draw:text-box>
              <text:p><text:span text:style-name="T5">«AjoutProduit»</text:span></text:p>
            </draw:text-box>
          </draw:frame>
        </draw:g>
        <draw:g>
          <draw:line draw:style-name="gr44" draw:text-style-name="P16" draw:layer="layout" svg:x1="8.85cm" svg:y1="16.718cm" svg:x2="23.85cm" svg:y2="16.718cm">
            <text:p/>
          </draw:line>
          <draw:frame draw:style-name="gr51" draw:text-style-name="P17" draw:layer="layout" svg:width="8.082cm" svg:height="0.738cm" svg:x="9.291cm" svg:y="15.955cm">
            <draw:text-box>
              <text:p><text:span text:style-name="T11">Enregistrer</text:span></text:p>
            </draw:text-box>
          </draw:frame>
        </draw:g>
        <draw:frame draw:style-name="gr58" draw:text-style-name="P19" draw:layer="layout" svg:width="5.256cm" svg:height="0.645cm" svg:x="18.6cm" svg:y="17.177cm">
          <draw:text-box>
            <text:p text:style-name="P2"><text:span text:style-name="T13">«ConfirmationEnregistrement»</text:span></text:p>
          </draw:text-box>
        </draw:frame>
        <draw:custom-shape draw:style-name="gr34" draw:text-style-name="P1" draw:layer="layout" svg:width="2.75cm" svg:height="1cm" svg:x="22.6cm" svg:y="3.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20.25cm" svg:height="5.5cm" svg:x="4.35cm" svg:y="7.2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1.25cm" svg:height="0.5cm" svg:x="4.35cm" svg:y="7.25cm">
          <text:p text:style-name="P11"><text:span text:style-name="T7">CAS 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9" draw:text-style-name="P1" draw:layer="layout" svg:width="20.25cm" svg:height="5.5cm" svg:x="4.35cm" svg:y="13.1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1.25cm" svg:height="0.5cm" svg:x="4.35cm" svg:y="13.15cm">
          <text:p text:style-name="P11"><text:span text:style-name="T7">CAS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1" draw:text-style-name="P20" draw:layer="layout" svg:width="3.173cm" svg:height="1.433cm" svg:x="4.845cm" svg:y="8.75cm">
          <draw:text-box>
            <text:p text:style-name="P2"><text:span text:style-name="T14">Le produit existe,</text:span></text:p>
            <text:p text:style-name="P2"><text:span text:style-name="T14">le chef compose</text:span></text:p>
            <text:p text:style-name="P2"><text:span text:style-name="T14">la liste du jour</text:span></text:p>
          </draw:text-box>
        </draw:frame>
        <draw:frame draw:style-name="gr62" draw:text-style-name="P20" draw:layer="layout" svg:width="3.503cm" svg:height="1.433cm" svg:x="4.846cm" svg:y="14.951cm">
          <draw:text-box>
            <text:p text:style-name="P2"><text:span text:style-name="T14">Le produit n’existe</text:span></text:p>
            <text:p text:style-name="P2"><text:span text:style-name="T14">pas, le chef crée,</text:span></text:p>
            <text:p text:style-name="P2"><text:span text:style-name="T14">un nouveau produit</text:span></text:p>
          </draw:text-box>
        </draw:frame>
        <draw:line draw:style-name="gr63" draw:text-style-name="P1" draw:layer="layout" svg:x1="6.6cm" svg:y1="13.75cm" svg:x2="6.6cm" svg:y2="12.25cm">
          <text:p/>
        </draw:line>
        <draw:frame draw:style-name="gr64" draw:text-style-name="P9" draw:layer="layout" svg:width="4.155cm" svg:height="0.8cm" svg:x="19.75cm" svg:y="5.4cm">
          <draw:text-box>
            <text:p><text:span text:style-name="T5">«IdentificationValidee»</text:span></text:p>
          </draw:text-box>
        </draw:frame>
        <draw:line draw:style-name="gr52" draw:text-style-name="P1" draw:layer="layout" svg:x1="23.85cm" svg:y1="6.15cm" svg:x2="8.85cm" svg:y2="6.15cm">
          <text:p/>
        </draw:line>
        <draw:g>
          <draw:custom-shape draw:style-name="gr65" draw:text-style-name="P1" draw:layer="layout" svg:width="20.25cm" svg:height="2.35cm" svg:x="4.35cm" svg:y="4.6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14" draw:layer="layout" svg:width="2.025cm" svg:height="0.35cm" svg:x="4.35cm" svg:y="4.65cm">
            <text:p text:style-name="P11"><text:span text:style-name="T7">LOOP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67" draw:text-style-name="P15" draw:layer="layout" svg:width="5.383cm" svg:height="1.523cm" svg:x="4.35cm" svg:y="5.368cm">
          <draw:text-box>
            <text:p text:style-name="P2"><text:span text:style-name="T8">Tant que les identifiants</text:span></text:p>
            <text:p text:style-name="P2"><text:span text:style-name="T8">Ne correspondent pas,le</text:span></text:p>
            <text:p text:style-name="P2"><text:span text:style-name="T8">système demande</text:span></text:p>
            <text:p text:style-name="P2"><text:span text:style-name="T8"><text:s/></text:span><text:span text:style-name="T8">au chef de se logger</text:span></text:p>
          </draw:text-box>
        </draw:frame>
        <draw:custom-shape draw:style-name="gr68" draw:text-style-name="P2" draw:layer="layout" svg:width="2cm" svg:height="1cm" svg:x="1.75cm" svg:y="2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g>
          <draw:custom-shape draw:style-name="gr1" draw:text-style-name="P1" draw:layer="layout" svg:width="27.7cm" svg:height="19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8.75cm" svg:height="1.014cm" svg:x="5.475cm" svg:y="0.538cm">
            <draw:text-box>
              <text:p text:style-name="P2">Diagrammes de séquence : <text:span text:style-name="T1">livraison d’une commande</text:span></text:p>
            </draw:text-box>
          </draw:frame>
        </draw:g>
        <draw:line draw:style-name="gr69" draw:text-style-name="P7" draw:layer="layout" svg:x1="5.977cm" svg:y1="15.145cm" svg:x2="15.555cm" svg:y2="15.145cm">
          <text:p/>
        </draw:line>
        <draw:line draw:style-name="gr3" draw:text-style-name="P1" draw:layer="layout" svg:x1="5.975cm" svg:y1="7.15cm" svg:x2="5.975cm" svg:y2="17.5cm">
          <text:p/>
        </draw:line>
        <draw:line draw:style-name="gr3" draw:text-style-name="P1" draw:layer="layout" svg:x1="15.607cm" svg:y1="7.382cm" svg:x2="15.607cm" svg:y2="17.5cm">
          <text:p/>
        </draw:line>
        <draw:g>
          <draw:custom-shape draw:style-name="gr70" draw:text-style-name="P4" draw:layer="layout" svg:width="0.39cm" svg:height="0.337cm" svg:x="5.629cm" svg:y="5.0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1" draw:text-style-name="P4" draw:layer="layout" svg:x1="5.832cm" svg:y1="5.354cm" svg:x2="5.832cm" svg:y2="5.893cm">
            <text:p/>
          </draw:line>
          <draw:g>
            <draw:line draw:style-name="gr71" draw:text-style-name="P4" draw:layer="layout" svg:x1="5.521cm" svg:y1="6.366cm" svg:x2="5.832cm" svg:y2="5.894cm">
              <text:p/>
            </draw:line>
            <draw:line draw:style-name="gr71" draw:text-style-name="P4" draw:layer="layout" svg:x1="6.143cm" svg:y1="6.366cm" svg:x2="5.832cm" svg:y2="5.894cm">
              <text:p/>
            </draw:line>
          </draw:g>
          <draw:line draw:style-name="gr71" draw:text-style-name="P4" draw:layer="layout" svg:x1="5.475cm" svg:y1="5.624cm" svg:x2="6.175cm" svg:y2="5.624cm">
            <text:p/>
          </draw:line>
        </draw:g>
        <draw:frame draw:style-name="gr6" draw:text-style-name="P6" draw:layer="layout" svg:width="2.239cm" svg:height="1.199cm" svg:x="4.986cm" svg:y="6.446cm">
          <draw:text-box>
            <text:p text:style-name="P5"><text:span text:style-name="T9">Livreur</text:span></text:p>
            <text:p text:style-name="P5"><text:span text:style-name="T3"/></text:p>
          </draw:text-box>
        </draw:frame>
        <draw:line draw:style-name="gr69" draw:text-style-name="P7" draw:layer="layout" svg:x1="5.977cm" svg:y1="8.895cm" svg:x2="15.555cm" svg:y2="8.895cm">
          <text:p/>
        </draw:line>
        <draw:frame draw:style-name="gr72" draw:text-style-name="P21" draw:layer="layout" svg:width="4.487cm" svg:height="0.662cm" svg:x="6.138cm" svg:y="8.345cm">
          <draw:text-box>
            <text:p><text:span text:style-name="T15">Connecter(identifiants)</text:span></text:p>
          </draw:text-box>
        </draw:frame>
        <draw:line draw:style-name="gr9" draw:text-style-name="P1" draw:layer="layout" svg:x1="15.512cm" svg:y1="12.895cm" svg:x2="5.977cm" svg:y2="12.895cm">
          <text:p/>
        </draw:line>
        <draw:frame draw:style-name="gr73" draw:text-style-name="P9" draw:layer="layout" svg:width="5.777cm" svg:height="0.725cm" svg:x="9.875cm" svg:y="12.295cm">
          <draw:text-box>
            <text:p><text:span text:style-name="T5">«AffichageCommandesSecteur»</text:span></text:p>
          </draw:text-box>
        </draw:frame>
        <draw:g>
          <draw:line draw:style-name="gr69" draw:text-style-name="P22" draw:layer="layout" svg:x1="5.977cm" svg:y1="13.87cm" svg:x2="15.555cm" svg:y2="13.87cm">
            <text:p/>
          </draw:line>
          <draw:frame draw:style-name="gr74" draw:text-style-name="P23" draw:layer="layout" svg:width="4.882cm" svg:height="0.725cm" svg:x="6.259cm" svg:y="13.12cm">
            <draw:text-box>
              <text:p><text:span text:style-name="T15">SelectionnerCommande </text:span></text:p>
            </draw:text-box>
          </draw:frame>
        </draw:g>
        <draw:line draw:style-name="gr9" draw:text-style-name="P1" draw:layer="layout" svg:x1="15.513cm" svg:y1="14.608cm" svg:x2="5.978cm" svg:y2="14.608cm">
          <text:p/>
        </draw:line>
        <draw:frame draw:style-name="gr75" draw:text-style-name="P9" draw:layer="layout" svg:width="3.855cm" svg:height="0.725cm" svg:x="11.741cm" svg:y="14.008cm">
          <draw:text-box>
            <text:p><text:span text:style-name="T5">«AffichageItineraire»</text:span></text:p>
          </draw:text-box>
        </draw:frame>
        <draw:frame draw:style-name="gr76" draw:text-style-name="P6" draw:layer="layout" svg:width="2.61cm" svg:height="1.199cm" svg:x="14.625cm" svg:y="6.645cm">
          <draw:text-box>
            <text:p text:style-name="P5"><text:span text:style-name="T9">System</text:span></text:p>
            <text:p text:style-name="P5"><text:span text:style-name="T3"/></text:p>
          </draw:text-box>
        </draw:frame>
        <draw:line draw:style-name="gr69" draw:text-style-name="P7" draw:layer="layout" svg:x1="5.977cm" svg:y1="15.845cm" svg:x2="15.555cm" svg:y2="15.845cm">
          <text:p/>
        </draw:line>
        <draw:frame draw:style-name="gr77" draw:text-style-name="P23" draw:layer="layout" svg:width="3.313cm" svg:height="0.725cm" svg:x="6.238cm" svg:y="15.295cm">
          <draw:text-box>
            <text:p><text:span text:style-name="T15">LivrerCommande</text:span></text:p>
          </draw:text-box>
        </draw:frame>
        <draw:line draw:style-name="gr9" draw:text-style-name="P1" draw:layer="layout" svg:x1="15.513cm" svg:y1="16.721cm" svg:x2="5.978cm" svg:y2="16.721cm">
          <text:p/>
        </draw:line>
        <draw:line draw:style-name="gr23" draw:text-style-name="P1" draw:layer="layout" svg:x1="22.223cm" svg:y1="7.395cm" svg:x2="22.29cm" svg:y2="14.5cm">
          <text:p/>
        </draw:line>
        <draw:line draw:style-name="gr69" draw:text-style-name="P7" draw:layer="layout" svg:x1="5.977cm" svg:y1="12.07cm" svg:x2="15.555cm" svg:y2="12.07cm">
          <text:p/>
        </draw:line>
        <draw:frame draw:style-name="gr72" draw:text-style-name="P21" draw:layer="layout" svg:width="4.737cm" svg:height="0.662cm" svg:x="6.138cm" svg:y="11.52cm">
          <draw:text-box>
            <text:p><text:span text:style-name="T15">ModifierStatut(disponible)</text:span></text:p>
          </draw:text-box>
        </draw:frame>
        <draw:line draw:style-name="gr21" draw:text-style-name="P7" draw:layer="layout" svg:x1="15.625cm" svg:y1="12.1cm" svg:x2="22.375cm" svg:y2="12.1cm">
          <text:p/>
        </draw:line>
        <draw:line draw:style-name="gr22" draw:text-style-name="P7" draw:layer="layout" svg:x1="15.625cm" svg:y1="12.8cm" svg:x2="22.375cm" svg:y2="12.8cm">
          <text:p/>
        </draw:line>
        <draw:frame draw:style-name="gr78" draw:text-style-name="P24" draw:layer="layout" svg:width="3.604cm" svg:height="0.645cm" svg:x="17.121cm" svg:y="11.6cm">
          <draw:text-box>
            <text:p><text:span text:style-name="T16">RecherchePosition</text:span></text:p>
          </draw:text-box>
        </draw:frame>
        <draw:frame draw:style-name="gr79" draw:text-style-name="P24" draw:layer="layout" svg:width="3.697cm" svg:height="1.039cm" svg:x="17.125cm" svg:y="12.201cm">
          <draw:text-box>
            <text:p><text:span text:style-name="T16">LocalisationValidee</text:span></text:p>
          </draw:text-box>
        </draw:frame>
        <draw:line draw:style-name="gr21" draw:text-style-name="P7" draw:layer="layout" svg:x1="15.625cm" svg:y1="13.803cm" svg:x2="22.375cm" svg:y2="13.803cm">
          <text:p/>
        </draw:line>
        <draw:frame draw:style-name="gr80" draw:text-style-name="P24" draw:layer="layout" svg:width="3.516cm" svg:height="0.645cm" svg:x="17.115cm" svg:y="13.155cm">
          <draw:text-box>
            <text:p><text:span text:style-name="T16">RechercheAdresse</text:span></text:p>
          </draw:text-box>
        </draw:frame>
        <draw:line draw:style-name="gr22" draw:text-style-name="P7" draw:layer="layout" svg:x1="15.626cm" svg:y1="14.528cm" svg:x2="22.375cm" svg:y2="14.528cm">
          <text:p/>
        </draw:line>
        <draw:frame draw:style-name="gr81" draw:text-style-name="P24" draw:layer="layout" svg:width="3.678cm" svg:height="0.645cm" svg:x="17.134cm" svg:y="13.929cm">
          <draw:text-box>
            <text:p><text:span text:style-name="T16">LocalisationValidee</text:span></text:p>
          </draw:text-box>
        </draw:frame>
        <draw:g>
          <draw:custom-shape draw:style-name="gr4" draw:text-style-name="P4" draw:layer="layout" svg:width="0.39cm" svg:height="0.337cm" svg:x="25.73cm" svg:y="5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5.933cm" svg:y1="5.54cm" svg:x2="25.933cm" svg:y2="6.079cm">
            <text:p/>
          </draw:line>
          <draw:g>
            <draw:line draw:style-name="gr5" draw:text-style-name="P4" draw:layer="layout" svg:x1="25.622cm" svg:y1="6.552cm" svg:x2="25.933cm" svg:y2="6.08cm">
              <text:p/>
            </draw:line>
            <draw:line draw:style-name="gr5" draw:text-style-name="P4" draw:layer="layout" svg:x1="26.244cm" svg:y1="6.552cm" svg:x2="25.933cm" svg:y2="6.08cm">
              <text:p/>
            </draw:line>
          </draw:g>
          <draw:line draw:style-name="gr5" draw:text-style-name="P4" draw:layer="layout" svg:x1="25.576cm" svg:y1="5.81cm" svg:x2="26.276cm" svg:y2="5.81cm">
            <text:p/>
          </draw:line>
        </draw:g>
        <draw:frame draw:style-name="gr6" draw:text-style-name="P6" draw:layer="layout" svg:width="2.239cm" svg:height="1.199cm" svg:x="25.087cm" svg:y="6.632cm">
          <draw:text-box>
            <text:p text:style-name="P5"><text:span text:style-name="T9">Client</text:span></text:p>
            <text:p text:style-name="P5"><text:span text:style-name="T3"/></text:p>
          </draw:text-box>
        </draw:frame>
        <draw:line draw:style-name="gr23" draw:text-style-name="P1" draw:layer="layout" svg:x1="25.915cm" svg:y1="7.395cm" svg:x2="25.866cm" svg:y2="16.75cm">
          <text:p/>
        </draw:line>
        <draw:line draw:style-name="gr21" draw:text-style-name="P7" draw:layer="layout" svg:x1="15.625cm" svg:y1="15.827cm" svg:x2="25.875cm" svg:y2="15.827cm">
          <text:p/>
        </draw:line>
        <draw:line draw:style-name="gr22" draw:text-style-name="P7" draw:layer="layout" svg:x1="15.625cm" svg:y1="16.727cm" svg:x2="25.875cm" svg:y2="16.727cm">
          <text:p/>
        </draw:line>
        <draw:frame draw:style-name="gr82" draw:text-style-name="P24" draw:layer="layout" svg:width="4.25cm" svg:height="0.645cm" svg:x="18.925cm" svg:y="15.327cm">
          <draw:text-box>
            <text:p><text:span text:style-name="T16">DemandeConfirmation</text:span></text:p>
          </draw:text-box>
        </draw:frame>
        <draw:frame draw:style-name="gr83" draw:text-style-name="P24" draw:layer="layout" svg:width="3.911cm" svg:height="0.645cm" svg:x="19.014cm" svg:y="16.128cm">
          <draw:text-box>
            <text:p><text:span text:style-name="T16">ConfirmationLivraison</text:span></text:p>
          </draw:text-box>
        </draw:frame>
        <draw:frame draw:style-name="gr84" draw:text-style-name="P24" draw:layer="layout" svg:width="3.75cm" svg:height="1.039cm" svg:x="11.875cm" svg:y="16.129cm">
          <draw:text-box>
            <text:p><text:span text:style-name="T16">« LivraisonValidee »</text:span></text:p>
          </draw:text-box>
        </draw:frame>
        <draw:custom-shape draw:style-name="gr34" draw:text-style-name="P1" draw:layer="layout" svg:width="2.75cm" svg:height="1cm" svg:x="14.475cm" svg:y="6.4cm">
          <text:p/>
          <draw:enhanced-geometry svg:viewBox="0 0 21600 21600" draw:type="rectangle" draw:enhanced-path="M 0 0 L 21600 0 21600 21600 0 21600 0 0 Z N"/>
        </draw:custom-shape>
        <draw:g>
          <draw:frame draw:style-name="gr85" draw:text-style-name="P6" draw:layer="layout" svg:width="4.009cm" svg:height="1.513cm" svg:x="20.616cm" svg:y="6.42cm">
            <draw:text-box>
              <text:p text:style-name="P5"><text:span text:style-name="T6">« system »</text:span></text:p>
              <text:p text:style-name="P5"><text:span text:style-name="T6">géolocalisation</text:span></text:p>
              <text:p text:style-name="P5"><text:span text:style-name="T3"/></text:p>
            </draw:text-box>
          </draw:frame>
          <draw:custom-shape draw:style-name="gr86" draw:text-style-name="P1" draw:layer="layout" svg:width="3.281cm" svg:height="1cm" svg:x="20.494cm" svg:y="6.4cm">
            <text:p/>
            <draw:enhanced-geometry svg:viewBox="0 0 21600 21600" draw:type="rectangle" draw:enhanced-path="M 0 0 L 21600 0 21600 21600 0 21600 0 0 Z N"/>
          </draw:custom-shape>
        </draw:g>
        <draw:line draw:style-name="gr52" draw:text-style-name="P1" draw:layer="layout" svg:x1="15.568cm" svg:y1="10.3cm" svg:x2="5.914cm" svg:y2="10.3cm">
          <text:p/>
        </draw:line>
        <draw:frame draw:style-name="gr87" draw:text-style-name="P9" draw:layer="layout" svg:width="4.043cm" svg:height="0.8cm" svg:x="11.729cm" svg:y="9.65cm">
          <draw:text-box>
            <text:p><text:span text:style-name="T5">«AffichageInterface»</text:span></text:p>
          </draw:text-box>
        </draw:frame>
        <draw:frame draw:style-name="gr88" draw:text-style-name="P9" draw:layer="layout" svg:width="4.446cm" svg:height="0.8cm" svg:x="11.429cm" svg:y="9.05cm">
          <draw:text-box>
            <text:p><text:span text:style-name="T5">«IdentificationValidee»</text:span></text:p>
          </draw:text-box>
        </draw:frame>
        <draw:line draw:style-name="gr52" draw:text-style-name="P1" draw:layer="layout" svg:x1="15.568cm" svg:y1="9.6cm" svg:x2="5.914cm" svg:y2="9.6cm">
          <text:p/>
        </draw:line>
        <draw:frame draw:style-name="gr72" draw:text-style-name="P21" draw:layer="layout" svg:width="4.986cm" svg:height="0.662cm" svg:x="6.139cm" svg:y="14.62cm">
          <draw:text-box>
            <text:p><text:span text:style-name="T15">ModifierStatut(enLivraison)</text:span></text:p>
          </draw:text-box>
        </draw:frame>
        <draw:g>
          <draw:custom-shape draw:style-name="gr89" draw:text-style-name="P1" draw:layer="layout" svg:width="13.5cm" svg:height="3.8cm" svg:x="2.375cm" svg:y="13cm">
            <text:p/>
            <draw:enhanced-geometry svg:viewBox="0 0 21600 21600" draw:type="rectangle" draw:enhanced-path="M 0 0 L 21600 0 21600 21600 0 21600 0 0 Z N"/>
          </draw:custom-shape>
          <draw:custom-shape draw:style-name="gr90" draw:text-style-name="P14" draw:layer="layout" svg:width="1.35cm" svg:height="0.345cm" svg:x="2.375cm" svg:y="13cm">
            <text:p text:style-name="P11"><text:span text:style-name="T7">LOOP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91" draw:text-style-name="P15" draw:layer="layout" svg:width="3.304cm" svg:height="1.841cm" svg:x="2.375cm" svg:y="14.117cm">
          <draw:text-box>
            <text:p text:style-name="P2"><text:span text:style-name="T8">Tant que la livraison</text:span></text:p>
            <text:p text:style-name="P2"><text:span text:style-name="T8">n’est pas validée,le</text:span></text:p>
            <text:p text:style-name="P2"><text:span text:style-name="T8">livreur ne peut pas</text:span></text:p>
            <text:p text:style-name="P2"><text:span text:style-name="T8">sélectionner une autre</text:span></text:p>
            <text:p text:style-name="P2"><text:span text:style-name="T8">commande</text:span></text:p>
          </draw:text-box>
        </draw:frame>
        <draw:g>
          <draw:custom-shape draw:style-name="gr92" draw:text-style-name="P1" draw:layer="layout" svg:width="13.5cm" svg:height="3.1cm" svg:x="2.375cm" svg:y="8.4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14" draw:layer="layout" svg:width="1.35cm" svg:height="0.35cm" svg:x="2.375cm" svg:y="8.4cm">
            <text:p text:style-name="P11"><text:span text:style-name="T7">LOOP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94" draw:text-style-name="P15" draw:layer="layout" svg:width="3.588cm" svg:height="1.523cm" svg:x="2.375cm" svg:y="9.118cm">
          <draw:text-box>
            <text:p text:style-name="P2"><text:span text:style-name="T8">Tant que les identifiants</text:span></text:p>
            <text:p text:style-name="P2"><text:span text:style-name="T8">Ne correspondent pas,le</text:span></text:p>
            <text:p text:style-name="P2"><text:span text:style-name="T8">système demande</text:span></text:p>
            <text:p text:style-name="P2"><text:span text:style-name="T8"><text:s/></text:span><text:span text:style-name="T8">au livreur de se logge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Extrémités_20_de_20_flèche_20_3" draw:display-name="Extrémités de flèche 3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2T17:29:55.745000000</meta:creation-date>
    <meta:generator>LibreOffice/7.2.1.2$Windows_X86_64 LibreOffice_project/87b77fad49947c1441b67c559c339af8f3517e22</meta:generator>
    <dc:date>2021-10-07T17:28:28.670000000</dc:date>
    <meta:editing-duration>PT7H54M3S</meta:editing-duration>
    <meta:editing-cycles>24</meta:editing-cycles>
    <meta:document-statistic meta:object-count="205"/>
  </office:meta>
</office:document-meta>
</file>